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02H50M30.900051S" calcext:value-type="time">
            <text:p>1402:50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65]-[.B265] &gt; 0; [.C265]-[.B2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5]-[.F265] &gt; 0; [.G265]-[.F265]; 0)" office:value-type="time" office:time-value="PT00H00M00S" calcext:value-type="time">
            <text:p>00:00</text:p>
          </table:table-cell>
          <table:table-cell table:formula="of:=[.D265]+[.H2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6]-[.B266] &gt; 0; [.C266]-[.B2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6]-[.F266] &gt; 0; [.G266]-[.F266]; 0)" office:value-type="time" office:time-value="PT00H00M00S" calcext:value-type="time">
            <text:p>00:00</text:p>
          </table:table-cell>
          <table:table-cell table:formula="of:=[.D266]+[.H2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7]-[.B267] &gt; 0; [.C267]-[.B2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1]-[.B271] &gt; 0; [.C271]-[.B2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1]-[.F271] &gt; 0; [.G271]-[.F271]; 0)" office:value-type="time" office:time-value="PT00H00M00S" calcext:value-type="time">
            <text:p>00:00</text:p>
          </table:table-cell>
          <table:table-cell table:formula="of:=[.D271]+[.H2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2]-[.B272] &gt; 0; [.C272]-[.B2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7" office:value-type="date" office:date-value="2022-10-03" calcext:value-type="date">
            <text:p>10/03/22</text:p>
          </table:table-cell>
          <table:table-cell table:style-name="ce72" office:value-type="string" calcext:value-type="string">
            <text:p>MH</text:p>
          </table:table-cell>
        </table:table-row>
        <table:table-row table:style-name="ro2">
          <table:table-cell table:style-name="ce77" office:value-type="date" office:date-value="2022-10-07" calcext:value-type="date">
            <text:p>10/07/22</text:p>
          </table:table-cell>
          <table:table-cell table:style-name="ce72" office:value-type="string" calcext:value-type="string">
            <text:p>sick</text:p>
          </table:table-cell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2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/00/0000</text:date>, <text:time style:data-style-name="N2" text:time-value="08:17:23.2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14T17:26:13.170000000</dc:date>
    <meta:editing-duration>P62DT8H25M</meta:editing-duration>
    <meta:editing-cycles>1650</meta:editing-cycles>
    <meta:generator>LibreOffice/7.2.6.2$Windows_X86_64 LibreOffice_project/b0ec3a565991f7569a5a7f5d24fed7f52653d754</meta:generator>
    <dc:creator>Benjamin Laws</dc:creator>
    <meta:document-statistic meta:table-count="2" meta:cell-count="1992" meta:object-count="0"/>
  </office:meta>
</office:document-meta>
</file>